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5.455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ＭＳ Ｐゴシック" style:font-name-complex="Lucida 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6/01/2019</text:p>
          </table:table-cell>
          <table:table-cell office:value-type="string">
            <text:p>Vignesh Support( schedule data insertion , content upload) <text:s/>&amp; API validations</text:p>
          </table:table-cell>
          <table:table-cell office:value-type="string">
            <text:p>8hrs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07/01/2019</text:p>
          </table:table-cell>
          <table:table-cell office:value-type="string">
            <text:p>Vignesh Support (Votes table changes <text:s text:c="2"/>&amp; GET to POST changes) <text:s/>&amp;&amp; AWS Security manager</text:p>
          </table:table-cell>
          <table:table-cell office:value-type="string">
            <text:p>10hr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8/12/2019</text:p>
          </table:table-cell>
          <table:table-cell office:value-type="string">
            <text:p>Upload content code review , Vignesh support ( Filter type “query” to “body” , Content “GET” <text:s/>, “Preference filter” <text:s text:c="2"/>)</text:p>
          </table:table-cell>
          <table:table-cell office:value-type="string">
            <text:p>8hrs</text:p>
          </table:table-cell>
        </table:table-row>
        <table:table-row table:style-name="ro1">
          <table:table-cell table:number-columns-repeated="2"/>
          <table:table-cell table:style-name="ce4" office:value-type="string">
            <text:p>Total </text:p>
          </table:table-cell>
          <table:table-cell table:style-name="ce1" office:value-type="string">
            <text:p>26hrs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1" table:target-range-address="Sheet1.A1:Sheet1.D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2020/01/09</text:date>, <text:time>11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9:51:04.74</meta:creation-date>
    <dc:date>2020-01-09T11:09:12.41</dc:date>
    <meta:editing-duration>PT32M3S</meta:editing-duration>
    <meta:editing-cycles>45</meta:editing-cycles>
    <meta:generator>OpenOffice/4.1.2$Win32 OpenOffice.org_project/412m3$Build-9782</meta:generator>
    <meta:document-statistic meta:table-count="1" meta:cell-count="18" meta:object-count="0"/>
  </office:meta>
</office:document-meta>
</file>